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заголовок_20_центр">
      <style:paragraph-properties fo:break-before="page"/>
    </style:style>
    <style:style style:name="P3" style:family="paragraph" style:parent-style-name="ГОСТ_20_структурный_20_элемент">
      <style:paragraph-properties fo:break-before="page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5"/>
    <style:style style:name="P7" style:family="paragraph" style:parent-style-name="ГОСТ_20_текст" style:list-style-name="L1"/>
    <style:style style:name="P8" style:family="paragraph" style:parent-style-name="ГОСТ_20_текст" style:list-style-name="L2"/>
    <style:style style:name="P9" style:family="paragraph" style:parent-style-name="ГОСТ_20_текст" style:list-style-name="L3"/>
    <style:style style:name="P10" style:family="paragraph" style:parent-style-name="ГОСТ_20_заголовок_20_X">
      <style:paragraph-properties fo:margin-left="0cm" fo:margin-right="0cm" fo:text-indent="1.464cm" style:auto-text-indent="false" fo:break-before="page"/>
    </style:style>
    <style:style style:name="P11" style:family="paragraph" style:parent-style-name="ГОСТ_20_заголовок_20_X">
      <style:paragraph-properties fo:break-before="page"/>
    </style:style>
    <style:style style:name="P12" style:family="paragraph" style:parent-style-name="ГОСТ_20_заголовок_20_X.X" style:list-style-name="">
      <style:paragraph-properties fo:line-height="150%" fo:text-align="justify" style:justify-single-word="false">
        <style:tab-stops/>
      </style:paragraph-properties>
      <style:text-properties officeooo:rsid="0010e136" officeooo:paragraph-rsid="0010e136"/>
    </style:style>
    <style:style style:name="P13" style:family="paragraph" style:parent-style-name="ГОСТ_20_заголовок_20_X.X" style:list-style-name="">
      <style:paragraph-properties fo:line-height="150%" fo:text-align="justify" style:justify-single-word="false">
        <style:tab-stops/>
      </style:paragraph-properties>
    </style:style>
    <style:style style:name="P14" style:family="paragraph" style:parent-style-name="ГОСТ_20_заголовок_20_X.X">
      <style:paragraph-properties fo:break-before="page"/>
    </style:style>
    <style:style style:name="P15" style:family="paragraph" style:parent-style-name="ГОСТ_20_заголовок_20_X.X" style:list-style-name="L1">
      <style:paragraph-properties fo:break-before="page"/>
    </style:style>
    <style:style style:name="P16" style:family="paragraph" style:parent-style-name="ГОСТ_20_заголовок_20_X.X">
      <style:paragraph-properties fo:break-before="page"/>
      <style:text-properties officeooo:rsid="0010e136" officeooo:paragraph-rsid="0010e136"/>
    </style:style>
    <style:style style:name="P17" style:family="paragraph" style:parent-style-name="ГОСТ_20_заголовок_20_X.X.X">
      <style:text-properties officeooo:rsid="0010e136" officeooo:paragraph-rsid="0010e136"/>
    </style:style>
    <style:style style:name="P18" style:family="paragraph" style:parent-style-name="ГОСТ_20_заголовок_20_X.X.X">
      <style:paragraph-properties fo:break-before="page"/>
    </style:style>
    <style:style style:name="P19" style:family="paragraph" style:parent-style-name="ГОСТ_20_содержание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ГОСТ_20_абзац" style:master-page-name="Index">
      <style:paragraph-properties style:page-number="auto" fo:break-before="page"/>
      <style:text-properties fo:font-weight="bold" style:font-weight-asian="bold" style:font-weight-complex="bold"/>
    </style:style>
    <style:style style:name="P21" style:family="paragraph" style:parent-style-name="ГОСТ_20_абзац" style:list-style-name="L3"/>
    <style:style style:name="P22" style:family="paragraph" style:parent-style-name="ГОСТ_20_абзац" style:list-style-name="L4"/>
    <style:style style:name="P23" style:family="paragraph" style:parent-style-name="ГОСТ_20_абзац" style:list-style-name="L5"/>
    <style:style style:name="P24" style:family="paragraph" style:parent-style-name="ГОСТ_20_абзац" style:list-style-name="L4">
      <style:paragraph-properties fo:margin-left="0cm" fo:margin-right="0cm" fo:text-indent="0cm" style:auto-text-indent="false"/>
    </style:style>
    <style:style style:name="P25" style:family="paragraph" style:parent-style-name="ГОСТ_20_титульный_20_заголовок" style:master-page-name="First_20_Page">
      <style:paragraph-properties style:page-number="auto"/>
    </style:style>
    <style:style style:name="P26" style:family="paragraph" style:parent-style-name="ГОСТ_20_структурный_20_элемент" style:master-page-name="Standard">
      <style:paragraph-properties style:page-number="1" fo:break-before="page"/>
    </style:style>
    <style:style style:name="T1" style:family="text">
      <style:text-properties officeooo:rsid="001225c9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название</text:p>
      <text:p text:style-name="ГОСТ_20_абзац"/>
      <text:p text:style-name="ГОСТ_20_текст_20_центр">201<text:span text:style-name="T1">5</text:span> г.</text:p>
      <text:p text:style-name="P20">Буфер</text:p>
      <text:p text:style-name="ГОСТ_20_абзац">Полезные инструменты</text:p>
      <text:p text:style-name="ГОСТ_20_абзац"/>
      <text:p text:style-name="ГОСТ_20_абзац">Eclipse SDE (Visual Paradigm</text:p>
      <text:p text:style-name="ГОСТ_20_абзац">Eclipse BMPN моделирование www.ibm.com/developerworks/ru/edu/os-eclipse-stpatlode/section4.html</text:p>
      <text:table-of-content text:style-name="Sect1" text:protected="true" text:name="Оглавление1">
        <text:table-of-content-source text:outline-level="10" text:use-index-source-styles="true">
          <text:index-title-template text:style-name="ГОСТ_20_структурный_20_элемент">Содержание</text:index-title-template>
          <text:table-of-content-entry-template text:outline-level="1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ГОСТ_20_содержание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ГОСТ_20_содержание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ГОСТ_20_заголовок_20_слева"/>
            <text:index-source-style text:style-name="ГОСТ_20_заголовок_20_центр"/>
          </text:index-source-styles>
        </text:table-of-content-source>
        <text:index-body>
          <text:index-title text:style-name="Sect1" text:name="Оглавление1_Head">
            <text:p text:style-name="P26">Содержание</text:p>
          </text:index-title>
          <text:p text:style-name="P19">1 Начало<text:tab/>6</text:p>
          <text:p text:style-name="P19">1.1 Цели<text:tab/>6</text:p>
          <text:p text:style-name="P19">1.2 Проблемы<text:tab/>7</text:p>
          <text:p text:style-name="P19">1.2 Заинтересованные лица (участники и интересы)<text:tab/>8</text:p>
          <text:p text:style-name="P19">1.3 Термины<text:tab/>9</text:p>
          <text:p text:style-name="P19">2 Описание предметной области<text:tab/>10</text:p>
          <text:p text:style-name="P19">2.1 Словарь предметной области<text:tab/>10</text:p>
          <text:p text:style-name="P19">2.2 Краткое описание<text:tab/>11</text:p>
          <text:p text:style-name="P19">2.3 Бизнес-модель предметной области<text:tab/>12</text:p>
          <text:p text:style-name="P19">2.3.1 Бизнес-лица<text:tab/>13</text:p>
          <text:p text:style-name="P19">2.3.2 Бизнес варианты использования<text:tab/>14</text:p>
          <text:p text:style-name="P19">2.3.3 Бизнес объекты<text:tab/>15</text:p>
          <text:p text:style-name="P19">3 Требования<text:tab/>16</text:p>
          <text:p text:style-name="P19">3.1 Функциональные<text:tab/>16</text:p>
          <text:p text:style-name="P19">3.2 Не функциональные<text:tab/>17</text:p>
          <text:p text:style-name="P19">3.2.1 Требования к интерфейсу<text:tab/>17</text:p>
          <text:p text:style-name="P19">3.2.2 Эмоциональные<text:tab/>18</text:p>
          <text:p text:style-name="P19">3.3 Требования к стандартизации<text:tab/>19</text:p>
          <text:p text:style-name="P19">3.4 Требования к документации<text:tab/>20</text:p>
          <text:p text:style-name="P19">3.5 Требования к процессу разработки<text:tab/>21</text:p>
          <text:p text:style-name="P19">3.6 Аппаратные<text:tab/>22</text:p>
          <text:p text:style-name="P19">3.7 Программные<text:tab/>23</text:p>
          <text:p text:style-name="P19">3.8 Безопасности<text:tab/>24</text:p>
          <text:p text:style-name="P19">3.9 Надёжности<text:tab/>25</text:p>
          <text:p text:style-name="P19">3.10 Функциональные антитребования.<text:tab/>26</text:p>
          <text:p text:style-name="P19">3.11 Варианты использования<text:tab/>27</text:p>
          <text:p text:style-name="P19">3.11.1 Участники<text:tab/>27</text:p>
          <text:p text:style-name="P19">3.11.2 Системные варианты использования<text:tab/>28</text:p>
          <text:p text:style-name="P19">4 Используемая технология<text:tab/>29</text:p>
          <text:p text:style-name="P19">5 Процесс<text:tab/>30</text:p>
          <text:p text:style-name="P19">6 Людские резервы, правовые, политические, организационные вопросы<text:tab/>31</text:p>
          <text:p text:style-name="P19"><text:s/>Список использованных источников<text:tab/>32</text:p>
          <text:p text:style-name="P19"><text:s/>Приложения<text:tab/>33</text:p>
        </text:index-body>
      </text:table-of-content>
      <text:p text:style-name="ГОСТ_20_текст"><text:soft-page-break/></text:p>
      <text:section text:style-name="Sect2" text:name="Раздел1">
        <text:p text:style-name="P3">Определения</text:p>
        <text:p text:style-name="P3">Обозначения и сокращения</text:p>
        <text:p text:style-name="P3">Введение</text:p>
        <text:h text:style-name="P10" text:outline-level="1">Начало</text:h>
        <text:h text:style-name="ГОСТ_20_заголовок_20_X.X" text:outline-level="2">Цели</text:h>
        <text:p text:style-name="ГОСТ_20_текст">Цель - создание ИС.</text:p>
        <text:list xml:id="list937910897527630446" text:style-name="L1">
          <text:list-item>
            <text:list>
              <text:list-item>
                <text:h text:style-name="P15" text:outline-level="2">Проблемы</text:h>
                <text:p text:style-name="P7">Проблемы и их решения.</text:p>
              </text:list-item>
            </text:list>
          </text:list-item>
        </text:list>
        <text:p text:style-name="ГОСТ_20_текст">1. Слишком сложный интерфейс для управления скинами</text:p>
        <text:p text:style-name="ГОСТ_20_текст">Проблема будет решена за счет:</text:p>
        <text:p text:style-name="ГОСТ_20_текст">Сведение к минимуму интерфейсных рычагов</text:p>
        <text:h text:style-name="ГОСТ_20_заголовок_20_X.X" text:outline-level="2" text:is-list-header="true"/>
        <text:h text:style-name="P14" text:outline-level="2">Заинтересованные лица (участники и интересы)</text:h>
        <text:p text:style-name="ГОСТ_20_текст">Участники:</text:p>
        <text:p text:style-name="ГОСТ_20_текст">Пользователь</text:p>
        <text:p text:style-name="ГОСТ_20_текст"/>
        <text:p text:style-name="ГОСТ_20_текст">Цели</text:p>
        <text:p text:style-name="ГОСТ_20_текст">Пользователь стремится:</text:p>
        <text:p text:style-name="ГОСТ_20_текст"/>
        <text:p text:style-name="ГОСТ_20_текст">Общие интересы:</text:p>
        <text:p text:style-name="ГОСТ_20_текст"/>
        <text:p text:style-name="ГОСТ_20_текст">Получить различную информацию о различных событиях</text:p>
        <text:p text:style-name="ГОСТ_20_текст">Получить доступ к разным файлам</text:p>
        <text:p text:style-name="ГОСТ_20_текст">Получить доступ для загрузки файлов</text:p>
        <text:p text:style-name="ГОСТ_20_текст">Поиграть в игры</text:p>
        <text:p text:style-name="ГОСТ_20_текст"/>
        <text:h text:style-name="P14" text:outline-level="2">Термины</text:h>
        <text:p text:style-name="ГОСТ_20_текст"/>
        <text:h text:style-name="P11" text:outline-level="1">Описание предметной области</text:h>
        <text:h text:style-name="ГОСТ_20_заголовок_20_X.X" text:outline-level="2">Словарь предметной области</text:h>
        <text:h text:style-name="P14" text:outline-level="2">Краткое описание</text:h>
        <text:list xml:id="list970896815433897833" text:style-name="L2">
          <text:list-item>
            <text:list>
              <text:list-header>
                <text:p text:style-name="P4"/>
              </text:list-header>
            </text:list>
          </text:list-item>
        </text:list>
        <text:h text:style-name="P14" text:outline-level="2">Бизнес-модель предметной области</text:h>
        <text:list xml:id="list172256901672239" text:continue-numbering="true" text:style-name="L2">
          <text:list-item>
            <text:list>
              <text:list-header>
                <text:p text:style-name="P8">(БВДИ и диаграмма бизнес-объектов)</text:p>
              </text:list-header>
            </text:list>
          </text:list-item>
        </text:list>
        <text:h text:style-name="P18" text:outline-level="3">Бизнес-лица</text:h>
        <text:list xml:id="list172257918040075" text:continue-numbering="true" text:style-name="L2">
          <text:list-item>
            <text:list>
              <text:list-header>
                <text:p text:style-name="P8"/>
              </text:list-header>
            </text:list>
          </text:list-item>
        </text:list>
        <text:h text:style-name="P18" text:outline-level="3">Бизнес варианты использования</text:h>
        <text:p text:style-name="ГОСТ_20_абзац">ВИ 1.1.2 Сделать заказ</text:p>
        <text:p text:style-name="ГОСТ_20_абзац">Уровень:</text:p>
        <text:p text:style-name="ГОСТ_20_абзац">Краткое описание:</text:p>
        <text:p text:style-name="ГОСТ_20_абзац"/>
        <text:p text:style-name="ГОСТ_20_абзац">Основное действующее лицо:</text:p>
        <text:p text:style-name="ГОСТ_20_абзац"/>
        <text:p text:style-name="ГОСТ_20_абзац">Основной поток:</text:p>
        <text:p text:style-name="ГОСТ_20_абзац"><text:tab/>1. </text:p>
        <text:p text:style-name="ГОСТ_20_абзац">Постусловия:</text:p>
        <text:p text:style-name="ГОСТ_20_абзац"/>
        <text:h text:style-name="P18" text:outline-level="3">Бизнес объекты</text:h>
        <text:p text:style-name="Standard"/>
        <text:p text:style-name="ГОСТ_20_рисунок">Рисунок Диаграмма бизнес-объектов</text:p>
        <text:h text:style-name="P11" text:outline-level="1">Требования</text:h>
        <text:h text:style-name="ГОСТ_20_заголовок_20_X.X" text:outline-level="2">Функциональные</text:h>
        <text:p text:style-name="Standard"/>
        <text:h text:style-name="P14" text:outline-level="2">Не функциональные</text:h>
        <text:h text:style-name="P17" text:outline-level="3">Требования к интерфейсу</text:h>
        <text:h text:style-name="ГОСТ_20_заголовок_20_X.X.X.X" text:outline-level="4" text:is-list-header="true"/>
        <text:h text:style-name="P18" text:outline-level="3">Эмоциональные </text:h>
        <text:list xml:id="list7642069862676834060" text:style-name="L3">
          <text:list-item>
            <text:list>
              <text:list-header>
                <text:p text:style-name="P5"/>
              </text:list-header>
            </text:list>
          </text:list-item>
        </text:list>
        <text:h text:style-name="P16" text:outline-level="2">Требования к стандартизации</text:h>
        <text:h text:style-name="P12" text:outline-level="2"/>
        <text:h text:style-name="P16" text:outline-level="2">Требования к документации</text:h>
        <text:h text:style-name="P12" text:outline-level="2"/>
        <text:h text:style-name="P16" text:outline-level="2">Требования к процессу разработки</text:h>
        <text:h text:style-name="P13" text:outline-level="2"/>
        <text:h text:style-name="P14" text:outline-level="2">Аппаратные</text:h>
        <text:p text:style-name="ГОСТ_20_абзац">Аппаратное обеспечение.</text:p>
        <text:p text:style-name="ГОСТ_20_абзац">1. Компьютер (AMD/Pentium IV с частотой процессора не менее 2,6 ГГц, оперативная память 512Мб, жесткий диск 120 Гбайт);</text:p>
        <text:p text:style-name="ГОСТ_20_абзац">2. Устройство сканирования штрих-кода;(нужно ли?)</text:p>
        <text:p text:style-name="ГОСТ_20_абзац">3. Сетевой адаптер;</text:p>
        <text:p text:style-name="ГОСТ_20_абзац">4. Принтер.</text:p>
        <text:p text:style-name="ГОСТ_20_абзац">5. Потребляемая энергия для системы не более 300 Вт</text:p>
        <text:p text:style-name="ГОСТ_20_абзац">Программное обеспечение.</text:p>
        <text:p text:style-name="ГОСТ_20_абзац">Операционная система Gentoo Linux</text:p>
        <text:p text:style-name="ГОСТ_20_абзац">Apache 2</text:p>
        <text:p text:style-name="ГОСТ_20_абзац">PHP(с использованием ООП) 5</text:p>
        <text:p text:style-name="ГОСТ_20_абзац"><text:tab/>возможно подключение моделей PHPBB и PHP MY Admin</text:p>
        <text:p text:style-name="ГОСТ_20_абзац">MySQL 5</text:p>
        <text:h text:style-name="P14" text:outline-level="2">Программные</text:h>
        <text:h text:style-name="P14" text:outline-level="2">Безопасности</text:h>
        <text:list xml:id="list172257087959552" text:continue-numbering="true" text:style-name="L3">
          <text:list-item>
            <text:list>
              <text:list-header>
                <text:p text:style-name="P21"/>
              </text:list-header>
            </text:list>
          </text:list-item>
        </text:list>
        <text:h text:style-name="P14" text:outline-level="2">Надёжности</text:h>
        <text:h text:style-name="P14" text:outline-level="2">Функциональные антитребования.</text:h>
        <text:p text:style-name="ГОСТ_20_текст"/>
        <text:h text:style-name="P14" text:outline-level="2">Варианты использования</text:h>
        <text:h text:style-name="ГОСТ_20_заголовок_20_X.X.X" text:outline-level="3">Участники</text:h>
        <text:list xml:id="list172258332099352" text:continue-numbering="true" text:style-name="L3">
          <text:list-item>
            <text:list>
              <text:list-header>
                <text:p text:style-name="P9"/>
              </text:list-header>
            </text:list>
          </text:list-item>
        </text:list>
        <text:h text:style-name="P18" text:outline-level="3">Системные варианты использования</text:h>
        <text:list xml:id="list172256487574638" text:continue-numbering="true" text:style-name="L3">
          <text:list-item>
            <text:list>
              <text:list-header>
                <text:p text:style-name="P21">Спецификации Use Case.</text:p>
              </text:list-header>
            </text:list>
          </text:list-item>
        </text:list>
        <text:p text:style-name="ГОСТ_20_абзац">ВИ 1.1.1 Выполнить SQL запрос</text:p>
        <text:p text:style-name="ГОСТ_20_абзац">Уровень:</text:p>
        <text:p text:style-name="ГОСТ_20_абзац">Краткое описание:</text:p>
        <text:p text:style-name="ГОСТ_20_абзац"><text:tab/>Администратор может выполнить любой MySQL запрос в БД</text:p>
        <text:p text:style-name="ГОСТ_20_абзац">Основное действующее лицо:</text:p>
        <text:p text:style-name="ГОСТ_20_абзац"><text:tab/>Администратор</text:p>
        <text:p text:style-name="ГОСТ_20_абзац">Второстепенные действующие лица:</text:p>
        <text:p text:style-name="ГОСТ_20_абзац">Основной поток:</text:p>
        <text:p text:style-name="ГОСТ_20_абзац"><text:tab/>1. Администратор вводит SQL запрос и отправляет запрос на выполнение скрипта</text:p>
        <text:list xml:id="list4834792591465716055" text:style-name="L4">
          <text:list-item>
            <text:list>
              <text:list-item>
                <text:list>
                  <text:list-item>
                    <text:list>
                      <text:list-item>
                        <text:p text:style-name="P22">Система выполняет запрос и показывает результат выполнения</text:p>
                        <text:p text:style-name="P24"/>
                      </text:list-item>
                    </text:list>
                  </text:list-item>
                </text:list>
              </text:list-item>
            </text:list>
          </text:list-item>
        </text:list>
        <text:p text:style-name="ГОСТ_20_абзац"/>
        <text:p text:style-name="ГОСТ_20_абзац"><text:tab/></text:p>
        <text:p text:style-name="Standard"/>
        <text:h text:style-name="P11" text:outline-level="1">Используемая технология</text:h>
        <text:p text:style-name="ГОСТ_20_абзац"/>
        <text:p text:style-name="ГОСТ_20_абзац"/>
        <text:h text:style-name="P11" text:outline-level="1">Процесс</text:h>
        <text:list xml:id="list2298202573629790043" text:style-name="L5">
          <text:list-item>
            <text:list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</text:list-item>
        </text:list>
        <text:h text:style-name="P11" text:outline-level="1">Людские резервы, правовые, политические, организационные вопросы</text:h>
        <text:list xml:id="list172257860262892" text:continue-numbering="true" text:style-name="L5">
          <text:list-item>
            <text:list>
              <text:list-item>
                <text:list>
                  <text:list-header>
                    <text:p text:style-name="P23">Система должна оказывать обучающее влияние</text:p>
                  </text:list-header>
                </text:list>
              </text:list-item>
            </text:list>
          </text:list-item>
        </text:list>
        <text:p text:style-name="ГОСТ_20_текст"><text:tab/></text:p>
        <text:p text:style-name="P2">Список использованных источников</text:p>
        <text:p text:style-name="P2">Приложения</text:p>
        <text:p text:style-name="ГОСТ_20_абзац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Обычный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style:use-window-font-color="true" style:font-name="Times New Roman" fo:font-size="12pt" fo:language="ru" fo:country="RU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style:font-name="URW Palladio L" fo:font-family="'URW Palladio L'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649cm" style:type="right" style:leader-style="dotted" style:leader-text="."/>
        </style:tab-stops>
      </style:paragraph-properties>
      <style:text-properties style:font-name="URW Palladio L" fo:font-family="'URW Palladio L'" style:font-pitch="variable" fo:font-size="16pt" style:font-size-asian="1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15cm" style:type="right" style:leader-style="dotted" style:leader-text="."/>
        </style:tab-stops>
      </style:paragraph-properties>
      <style:text-properties style:font-name="URW Palladio L" fo:font-family="'URW Palladio L'" style:font-pitch="variable" fo:font-size="14pt" fo:font-style="italic" fo:font-weight="bold" style:font-size-asian="14pt" style:font-style-asian="italic" style:font-weight-asian="bold"/>
    </style:style>
    <style:style style:name="ГОСТ_20_текст" style:display-name="ГОСТ текст" style:family="paragraph" style:parent-style-name="ГОСТ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/>
      <style:text-properties style:font-name="Arial1" fo:font-family="Arial" style:font-family-generic="swiss" style:font-pitch="variable" fo:language="ru" fo:country="RU" style:font-name-asian="Arial1" style:font-family-asian="Arial" style:font-family-generic-asian="swiss" style:font-pitch-asian="variable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ГОСТ_20_исходник" style:display-name="ГОСТ исходник" style:family="paragraph" style:parent-style-name="ГОСТ_20_текст" style:next-style-name="ГОСТ_20_текст">
      <style:paragraph-properties fo:margin-top="0cm" fo:margin-bottom="0cm" loext:contextual-spacing="false" style:line-height-at-least="0.176cm" fo:text-align="start" style:justify-single-word="false"/>
      <style:text-properties style:font-name="Arial1" fo:font-family="Arial" style:font-family-generic="swiss" style:font-pitch="variable" fo:font-size="10pt" style:font-size-asian="10pt"/>
    </style:style>
    <style:style style:name="ГОСТ_20_заголовок_20_X" style:display-name="ГОСТ заголовок X" style:family="paragraph" style:parent-style-name="ГОСТ_20_заголовок" style:next-style-name="ГОСТ_20_текст" style:default-outline-level="1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/>
    </style:style>
    <style:style style:name="ГОСТ_20_заголовок_20_X.X" style:display-name="ГОСТ заголовок X.X" style:family="paragraph" style:parent-style-name="ГОСТ_20_заголовок" style:default-outline-level="2"/>
    <style:style style:name="ГОСТ_20_заголовок_20_X.X.X" style:display-name="ГОСТ заголовок X.X.X" style:family="paragraph" style:parent-style-name="ГОСТ_20_заголовок" style:next-style-name="ГОСТ_20_заголовок_20_X.X.X.X" style:default-outline-level="3" style:master-page-name="">
      <style:paragraph-properties style:page-number="auto"/>
      <style:text-properties fo:font-weight="bold" style:font-weight-asian="normal"/>
    </style:style>
    <style:style style:name="ГОСТ_20_заголовок_20_X.X.X.X" style:display-name="ГОСТ заголовок X.X.X.X" style:family="paragraph" style:parent-style-name="ГОСТ_20_заголовок" style:default-outline-level="4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ГОСТ_20_Таблица_20_данные" style:display-name="ГОСТ Таблица данные" style:family="paragraph" style:parent-style-name="ГОСТ_20_текст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/>
    </style:style>
    <style:style style:name="ГОСТ_20_Таблица_20_название_20_полей" style:display-name="ГОСТ Таблица название полей" style:family="paragraph" style:parent-style-name="ГОСТ_20_текст">
      <style:paragraph-properties fo:text-align="center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4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96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46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9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47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97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47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967cm" style:type="right" style:leader-style="dotted" style:leader-text="."/>
        </style:tab-stops>
      </style:paragraph-properties>
    </style:style>
    <style:style style:name="ГОСТ_20_содержание" style:display-name="ГОСТ содержание" style:family="paragraph" style:parent-style-name="ГОСТ_20_текст">
      <style:paragraph-properties fo:margin-left="0cm" fo:margin-right="0cm" fo:margin-top="0cm" fo:margin-bottom="0cm" loext:contextual-spacing="false" fo:text-indent="0cm" style:auto-text-indent="false"/>
    </style:style>
    <style:style style:name="ГОСТ_20_заголовок_20_центр" style:display-name="ГОСТ заголовок центр" style:family="paragraph" style:parent-style-name="ГОСТ_20_заголовок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ГОСТ_20_рисунок" style:display-name="ГОСТ рисунок" style:family="paragraph" style:parent-style-name="ГОСТ_20_Таблица_20_название_20_полей">
      <style:text-properties fo:font-size="12pt" style:font-size-asian="12pt"/>
    </style:style>
    <style:style style:name="ГОСТ_20_абзац" style:display-name="ГОСТ абзац" style:family="paragraph" style:parent-style-name="ГОСТ_20_текст"/>
    <style:style style:name="ГОСТ" style:family="paragraph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style:shadow="none">
        <style:tab-stops/>
      </style:paragraph-properties>
      <style:text-properties style:font-name="Arial" fo:font-family="Arial" style:font-style-name="Обычный" style:font-family-generic="swiss" style:font-pitch="variable"/>
    </style:style>
    <style:style style:name="ГОСТ_20_заголовок" style:display-name="ГОСТ заголовок" style:family="paragraph" style:parent-style-name="ГОСТ" style:master-page-name="">
      <style:paragraph-properties style:page-number="auto"/>
      <style:text-properties fo:font-weight="bold"/>
    </style:style>
    <style:style style:name="ГОСТ_20_заголовок_20_слева" style:display-name="ГОСТ заголовок слева" style:family="paragraph" style:parent-style-name="ГОСТ_20_заголовок"/>
    <style:style style:name="ГОСТ_20_титульный_20_заголовок" style:display-name="ГОСТ титульный заголовок" style:family="paragraph" style:parent-style-name="ГОСТ" style:next-style-name="ГОСТ_20_абзац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style="italic"/>
    </style:style>
    <style:style style:name="ГОСТ_20_текст_20_центр" style:display-name="ГОСТ текст центр" style:family="paragraph" style:parent-style-name="ГОСТ_20_текст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ГОСТ_20_варианты_20_использования" style:display-name="ГОСТ варианты использования" style:family="paragraph" style:parent-style-name="ГОСТ_20_текст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структурный_20_элемент" style:display-name="ГОСТ структурный элемент" style:family="paragraph" style:parent-style-name="ГОСТ_20_заголовок" style:next-style-name="ГОСТ_20_абзац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text">
      <style:text-properties fo:font-variant="normal" fo:text-transform="none"/>
    </style:style>
    <style:style style:name="Безымянный2" style:family="text" style:parent-style-name="Безымянный1">
      <style:text-properties fo:font-variant="normal" fo:text-transform="none" style:font-name="Times New Roman" fo:font-family="'Times New Roman'" style:font-family-generic="roman" style:font-pitch="variable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1.499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028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  <style:master-page style:name="ГОСТ" style:page-layout-name="Mpm4"/>
    <style:master-page style:name="ГОСТ_20_первая_20_страница" style:display-name="ГОСТ первая страница" style:page-layout-name="Mpm3"/>
    <style:master-page style:name="ГОСТ_20_книжный" style:display-name="ГОСТ книжный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lan K</meta:initial-creator>
    <meta:creation-date>2011-03-27T16:25:10</meta:creation-date>
    <meta:editing-duration>P24DT11H45M17S</meta:editing-duration>
    <dc:date>2015-05-19T17:22:56.175924488</dc:date>
    <meta:generator>LibreOffice/4.4.1.2$Linux_X86_64 LibreOffice_project/40m0$Build-2</meta:generator>
    <meta:editing-cycles>41</meta:editing-cycles>
    <meta:document-statistic meta:table-count="0" meta:image-count="0" meta:object-count="0" meta:page-count="35" meta:paragraph-count="126" meta:word-count="439" meta:character-count="3205" meta:non-whitespace-character-count="2911"/>
  </office:meta>
</office:document-meta>
</file>